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Bitstream Charter',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rsid="0013b018" officeooo:paragraph-rsid="0013b018"/>
    </style:style>
    <style:style style:name="P2" style:family="paragraph" style:parent-style-name="Text_20_body">
      <style:text-properties officeooo:rsid="000d7dc2" officeooo:paragraph-rsid="000d7dc2"/>
    </style:style>
    <style:style style:name="P3" style:family="paragraph" style:parent-style-name="Text_20_body" style:list-style-name="L1">
      <style:text-properties officeooo:rsid="000d7dc2" officeooo:paragraph-rsid="000d7dc2"/>
    </style:style>
    <style:style style:name="P4" style:family="paragraph" style:parent-style-name="Text_20_body" style:list-style-name="L1">
      <style:text-properties officeooo:paragraph-rsid="000edd07"/>
    </style:style>
    <style:style style:name="P5" style:family="paragraph" style:parent-style-name="Text_20_body" style:list-style-name="L1">
      <style:text-properties officeooo:rsid="000e09f6" officeooo:paragraph-rsid="000e09f6"/>
    </style:style>
    <style:style style:name="P6" style:family="paragraph" style:parent-style-name="Text_20_body">
      <style:text-properties officeooo:rsid="00124218" officeooo:paragraph-rsid="00124218"/>
    </style:style>
    <style:style style:name="P7" style:family="paragraph" style:parent-style-name="Text_20_body">
      <style:text-properties officeooo:rsid="0013167c" officeooo:paragraph-rsid="0013167c"/>
    </style:style>
    <style:style style:name="P8" style:family="paragraph" style:parent-style-name="Text_20_body">
      <style:text-properties officeooo:rsid="0013b018" officeooo:paragraph-rsid="0013b018"/>
    </style:style>
    <style:style style:name="P9" style:family="paragraph" style:parent-style-name="Text_20_body">
      <style:text-properties officeooo:rsid="0014db72" officeooo:paragraph-rsid="0014db72"/>
    </style:style>
    <style:style style:name="P10" style:family="paragraph" style:parent-style-name="Text_20_body">
      <style:text-properties officeooo:rsid="0016a1a2" officeooo:paragraph-rsid="0016a1a2"/>
    </style:style>
    <style:style style:name="P11" style:family="paragraph" style:parent-style-name="Standard">
      <style:text-properties officeooo:rsid="000d7dc2" officeooo:paragraph-rsid="000d7dc2"/>
    </style:style>
    <style:style style:name="T1" style:family="text">
      <style:text-properties officeooo:rsid="000d7dc2"/>
    </style:style>
    <style:style style:name="T2" style:family="text">
      <style:text-properties fo:font-variant="normal" fo:text-transform="none" fo:color="#743399" style:font-name="Georgia" fo:font-size="12pt" fo:letter-spacing="normal" fo:font-style="normal" fo:font-weight="normal"/>
    </style:style>
    <style:style style:name="T3" style:family="text">
      <style:text-properties officeooo:rsid="000f0e62"/>
    </style:style>
    <style:style style:name="T4" style:family="text">
      <style:text-properties officeooo:rsid="00107c9c"/>
    </style:style>
    <style:style style:name="T5" style:family="text">
      <style:text-properties officeooo:rsid="0014bb5c"/>
    </style:style>
    <style:style style:name="T6" style:family="text">
      <style:text-properties officeooo:rsid="0015c852"/>
    </style:style>
    <style:style style:name="T7" style:family="text">
      <style:text-properties officeooo:rsid="0016a1a2"/>
    </style:style>
    <style:style style:name="T8" style:family="text">
      <style:text-properties officeooo:rsid="0017b408"/>
    </style:style>
    <style:style style:name="T9" style:family="text">
      <style:text-properties officeooo:rsid="00188c20"/>
    </style:style>
    <style:style style:name="T10" style:family="text">
      <style:text-properties officeooo:rsid="001a1afc"/>
    </style:style>
    <style:style style:name="T11" style:family="text">
      <style:text-properties officeooo:rsid="001a4fb9"/>
    </style:style>
    <style:style style:name="T12" style:family="text">
      <style:text-properties officeooo:rsid="00206920"/>
    </style:style>
    <style:style style:name="T13" style:family="text">
      <style:text-properties officeooo:rsid="0020fc73"/>
    </style:style>
    <style:style style:name="T14" style:family="text">
      <style:text-properties officeooo:rsid="00227cff"/>
    </style:style>
    <style:style style:name="T15" style:family="text">
      <style:text-properties officeooo:rsid="002452f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uet firmware for delta printers</text:p>
      <text:p text:style-name="P11"/>
      <text:p text:style-name="Text_20_body">This is documentation for using my fork of RepRapFirmware (which is 3D printer firmware for the Duet printer electronics board) to control delta printers.</text:p>
      <text:h text:style-name="P1" text:outline-level="1">Major differences from Marlin firmware</text:h>
      <text:p text:style-name="P2">RepRapFirmware differs from the popular Marlin firmware in some important respects:</text:p>
      <text:list xml:id="list6180417411752948406" text:style-name="L1">
        <text:list-item>
          <text:p text:style-name="P3">All important firmware parameters can be configured using Gcodes. You do not have to rebuild the firmware from sources in order to make the usual configuration changes.</text:p>
        </text:list-item>
        <text:list-item>
          <text:p text:style-name="P4"><text:span text:style-name="T1">Although RepRapFirmware still uses some parts of the Arduino Due core, it is neither built nor programmed using the Arduino IDE. To upload firmware, you use the bossac program and associated USB driver, available from </text:span><text:a xlink:type="simple" xlink:href="http://www.shumatech.com/web/products/bossa" text:style-name="Internet_20_link" text:visited-style-name="Visited_20_Internet_20_Link"><text:span text:style-name="T2">http://www.shumatech.com/web/products/bossa</text:span></text:a>. <text:span text:style-name="T1">Bossac is also installed by versions 1.5 and later of the Arduino IDE. Instructions fopr using bossac to upload firmware to the Duet can be found at </text:span><text:a xlink:type="simple" xlink:href="https://reprappro.com/documentation/ormerod-2/maintenance/#Installation_8211_Flashing_the_Firmware" text:style-name="Internet_20_link" text:visited-style-name="Visited_20_Internet_20_Link"><text:span text:style-name="T1">https://reprappro.com/documentation/ormerod-2/maintenance/#Installation_8211_Flashing_the_Firmware</text:span></text:a><text:span text:style-name="T1">.</text:span></text:p>
        </text:list-item>
        <text:list-item>
          <text:p text:style-name="P3">A number of firmware functions are programmed using macro files read from the SD card. In particular, at start up the gcodes in file sys/default.g is executed, or (if that file is not found), the commands in sys/config.g. Homing of axes for a Cartesian printer causes one or more of files homex.g, homey.g and homeall.g to be executed. When the firmware is configured for a delta printer, file homedelta.g is executed. So you can change the startup configuration and homing behaviour by editing these files.</text:p>
        </text:list-item>
        <text:list-item>
          <text:p text:style-name="P5">RepRapFirmware can be controlled by three different interfaces. You can connect it to a PC using the native USB interface, and use a PC program such as Pronterface to control the printer. You can connect the printer's Ethernet port to your local network and use Chrome or FireFox browser to control the printer. Or you can connect <text:span text:style-name="T4">a PanelDue</text:span> <text:span text:style-name="T4">touch-screen</text:span> control panel <text:span text:style-name="T3">to the serial port on the expansion connector.</text:span></text:p>
        </text:list-item>
      </text:list>
      <text:h text:style-name="Heading_20_1" text:outline-level="1">Configuring RepRapFirmware for a delta printer</text:h>
      <text:p text:style-name="P6">To tell RepRapFirmware that your printer is a delta and to define its parameters, put command M665 L### R### in your default.g or config.g file, where ### represents a number. The L parameter is the diagonal rod length, and the R parameter is the delta radius (the radius of the circle formed by the top ends of the diagonal rods). Both values may include decimal portions.</text:p>
      <text:p text:style-name="P7">You should also define the print bed size using the M208 command. Assuming that the print area is circular, use M208 R<text:span text:style-name="T13">### Z###</text:span> where <text:span text:style-name="T13">the R parameter</text:span> is the print area radius <text:span text:style-name="T12">and the Z parameter is the printing height</text:span>.</text:p>
      <text:p text:style-name="P8">You need to set up the homing commands in file sys/homedelta.g on the SD card. Note that when <text:s/><text:soft-page-break/>configured for a delta printer, RepRapFirmware will always home all three towers when any G28 command is processed, <text:span text:style-name="T14">ignoring</text:span> any X, Y or Z parameters. Typical contents of homedelta.g would be:</text:p>
      <text:p text:style-name="P8">G91 <text:s text:c="2"/>; use relative positioning<text:line-break/>G1 <text:span text:style-name="T10">S1 </text:span>X250 Y250 Z250 F5000 <text:s/>; move all carriages up 250mm, stopping at the endstops<text:line-break/>G1 <text:span text:style-name="T10">S2 </text:span>X-5 <text:span text:style-name="T8">Y-5 Z-5</text:span> F1000 <text:s text:c="2"/>; move <text:span text:style-name="T8">all</text:span> tower<text:span text:style-name="T8">s</text:span> down 5mm<text:line-break/>G1 <text:span text:style-name="T10">S1 </text:span>X8 <text:span text:style-name="T8">Y8 Z8</text:span> F1000 <text:s/>; move tower<text:span text:style-name="T8">s</text:span> up 8mm, stopping at the endstop<text:span text:style-name="T8">s</text:span><text:line-break/><text:span text:style-name="T5">G90 <text:s/>; back to absolute positioning<text:line-break/>G91 X0 Y0 Z200 <text:s/>; set coordinates</text:span></text:p>
      <text:p text:style-name="P9">Adjust the figure “200” in the last line to correspond to the nozzle height <text:span text:style-name="T6">of your printer</text:span> when the printer is homed. <text:s/><text:span text:style-name="T11">Adjust the “250” numbers in the first line to be somewhat greater than your maximum print height, to ensure that the carriages reach the endstops. </text:span>During initial testing, you may wi<text:span text:style-name="T6">s</text:span>h to reduce t<text:span text:style-name="T9">he</text:span> <text:span text:style-name="T7">homing</text:span> speed value “500<text:span text:style-name="T6">0”</text:span> in the second line to a lower value, to give yourself more time to press the reset or power button if something goes wrong.</text:p>
      <text:p text:style-name="P10">Note: the above works because when the S1 <text:span text:style-name="T15">or S2 </text:span>parameter is used in a G0 or G1 command, the X, Y and Z values in the command are used as values for the individual motors instead of the actual head coordinates. <text:span text:style-name="T15">In the case of S1, the endstops are activated too.</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Bitstream Charter',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8T15:13:49.276000000</meta:creation-date>
    <dc:date>2014-12-28T22:23:04.113000000</dc:date>
    <meta:editing-duration>PT6H23M22S</meta:editing-duration>
    <meta:editing-cycles>22</meta:editing-cycles>
    <meta:generator>LibreOffice/4.3.2.2$Windows_x86 LibreOffice_project/edfb5295ba211bd31ad47d0bad0118690f76407d</meta:generator>
    <meta:document-statistic meta:table-count="0" meta:image-count="0" meta:object-count="0" meta:page-count="2" meta:paragraph-count="15" meta:word-count="653" meta:character-count="3871" meta:non-whitespace-character-count="3227"/>
  </office:meta>
</office:document-meta>
</file>